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02cm"/>
    </style:style>
    <style:style style:name="gr6" style:family="graphic" style:parent-style-name="standard">
      <style:graphic-properties draw:stroke="none" svg:stroke-color="#000000" draw:fill="none" draw:fill-color="#ffffff" fo:min-height="0.385cm"/>
    </style:style>
    <style:style style:name="gr7" style:family="graphic" style:parent-style-name="standard">
      <style:graphic-properties draw:stroke="none" svg:stroke-color="#000000" draw:fill="none" draw:fill-color="#ffffff" fo:min-height="0.44cm"/>
    </style:style>
    <style:style style:name="gr8" style:family="graphic" style:parent-style-name="standard">
      <style:graphic-properties draw:stroke="none" svg:stroke-color="#000000" draw:fill="none" draw:fill-color="#ffffff" fo:min-height="0.892cm"/>
    </style:style>
    <style:style style:name="gr9" style:family="graphic" style:parent-style-name="standard">
      <style:graphic-properties draw:stroke="none" svg:stroke-color="#000000" draw:fill="none" draw:fill-color="#ffffff" fo:min-height="0.441cm"/>
    </style:style>
    <style:style style:name="gr10" style:family="graphic" style:parent-style-name="standard">
      <style:graphic-properties draw:stroke="none" svg:stroke-color="#000000" draw:fill="none" draw:fill-color="#ffffff" fo:min-height="0.891cm"/>
    </style:style>
    <style:style style:name="gr11" style:family="graphic" style:parent-style-name="standard">
      <style:graphic-properties draw:stroke="none" svg:stroke-color="#000000" draw:fill="none" draw:fill-color="#ffffff" fo:min-height="0.666cm"/>
    </style:style>
    <style:style style:name="gr12" style:family="graphic" style:parent-style-name="standard">
      <style:graphic-properties draw:stroke="none" svg:stroke-color="#000000" draw:fill="none" draw:fill-color="#ffffff" fo:min-height="0.408cm"/>
    </style:style>
    <style:style style:name="gr13" style:family="graphic" style:parent-style-name="standard">
      <style:graphic-properties draw:stroke="none" svg:stroke-color="#000000" draw:fill="none" draw:fill-color="#ffffff" fo:min-height="0.409cm"/>
    </style:style>
    <style:style style:name="gr14" style:family="graphic" style:parent-style-name="standard">
      <style:graphic-properties draw:stroke="none" svg:stroke-color="#000000" draw:fill="none" draw:fill-color="#ffffff" fo:min-height="0.839cm"/>
    </style:style>
    <style:style style:name="gr15" style:family="graphic" style:parent-style-name="standard">
      <style:graphic-properties draw:stroke="none" svg:stroke-color="#000000" draw:fill="none" draw:fill-color="#ffffff" fo:min-height="0.838cm"/>
    </style:style>
    <style:style style:name="gr16" style:family="graphic" style:parent-style-name="standard">
      <style:graphic-properties draw:stroke="none" svg:stroke-color="#000000" draw:fill="none" draw:fill-color="#ffffff" fo:min-height="0.624cm"/>
    </style:style>
    <style:style style:name="gr17" style:family="graphic" style:parent-style-name="standard">
      <style:graphic-properties draw:fill-color="#e6e6e6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124cm" svg:height="10.052cm" svg:x="19.45cm" svg:y="23.868cm">
          <text:p text:style-name="P3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5.875cm" svg:height="10.795cm" svg:x="2.324cm" svg:y="24.495cm">
          <text:p text:style-name="P3"/>
          <draw:enhanced-geometry svg:viewBox="0 0 21600 21600" draw:type="rectangle" draw:enhanced-path="M 0 0 L 21600 0 21600 21600 0 21600 0 0 Z N"/>
        </draw:custom-shape>
        <draw:custom-shape draw:style-name="gr2" draw:text-style-name="P1" draw:id="id1" draw:layer="layout" svg:width="1.27cm" svg:height="1.27cm" svg:x="2.292cm" svg:y="2.302cm">
          <text:p text:style-name="P2">p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id="id2" draw:layer="layout" svg:width="1.27cm" svg:height="1.27cm" svg:x="4.832cm" svg:y="2.302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id="id3" draw:layer="layout" svg:width="1.27cm" svg:height="1.27cm" svg:x="7.372cm" svg:y="2.302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id="id4" draw:layer="layout" svg:width="1.27cm" svg:height="1.27cm" svg:x="9.912cm" svg:y="2.302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1" draw:layer="layout" draw:type="curve" svg:x1="3.56cm" svg:y1="2.936cm" svg:x2="4.832cm" svg:y2="2.936cm" draw:start-shape="id1" draw:start-glue-point="10" draw:end-shape="id2" draw:end-glue-point="6" svg:d="m3560 2936h1272">
          <text:p text:style-name="P3"/>
        </draw:connector>
        <draw:connector draw:style-name="gr4" draw:text-style-name="P1" draw:layer="layout" draw:type="curve" svg:x1="6.1cm" svg:y1="2.936cm" svg:x2="7.372cm" svg:y2="2.936cm" draw:start-shape="id2" draw:start-glue-point="10" draw:end-shape="id3" draw:end-glue-point="6" svg:d="m6100 2936h1272">
          <text:p text:style-name="P3"/>
        </draw:connector>
        <draw:connector draw:style-name="gr4" draw:text-style-name="P1" draw:layer="layout" draw:type="curve" svg:x1="8.64cm" svg:y1="2.936cm" svg:x2="9.912cm" svg:y2="2.936cm" draw:start-shape="id3" draw:start-glue-point="10" draw:end-shape="id4" draw:end-glue-point="6" svg:d="m8640 2936h1272">
          <text:p text:style-name="P3"/>
        </draw:connector>
        <draw:connector draw:style-name="gr4" draw:text-style-name="P1" draw:layer="layout" draw:type="curve" svg:x1="2.267cm" svg:y1="1cm" svg:x2="2.926cm" svg:y2="2.302cm" draw:end-shape="id1" draw:end-glue-point="4" svg:d="m2267 1000c0 601 659-49 659 1302">
          <text:p text:style-name="P3"/>
        </draw:connector>
        <draw:connector draw:style-name="gr4" draw:text-style-name="P1" draw:layer="layout" draw:type="curve" svg:x1="1.479cm" svg:y1="1.422cm" svg:x2="2.476cm" svg:y2="2.486cm" draw:end-shape="id1" draw:end-glue-point="5" svg:d="m1479 1422c0 285 997-247 997 1064">
          <text:p text:style-name="P3"/>
        </draw:connector>
        <draw:connector draw:style-name="gr4" draw:text-style-name="P1" draw:layer="layout" draw:type="curve" svg:x1="1cm" svg:y1="2.182cm" svg:x2="2.292cm" svg:y2="2.936cm" draw:end-shape="id1" draw:end-glue-point="6" svg:d="m1000 2182c594 0-52 754 1292 754">
          <text:p text:style-name="P3"/>
        </draw:connector>
        <draw:connector draw:style-name="gr4" draw:text-style-name="P1" draw:layer="layout" draw:type="curve" svg:x1="1.338cm" svg:y1="3.674cm" svg:x2="2.476cm" svg:y2="3.386cm" draw:end-shape="id1" draw:end-glue-point="7" svg:d="m1338 3674c340 0-228-288 1138-288">
          <text:p text:style-name="P3"/>
        </draw:connector>
        <draw:frame draw:style-name="gr5" draw:text-style-name="P4" draw:layer="layout" svg:width="1.805cm" svg:height="1.673cm" svg:x="5.902cm" svg:y="1.032cm">
          <draw:text-box>
            <text:p text:style-name="P3"><text:span text:style-name="T1">1/1 R</text:span></text:p>
            <text:p text:style-name="P3"><text:span text:style-name="T1">0/1 R</text:span></text:p>
            <text:p text:style-name="P3"><text:span text:style-name="T1">B/1 R</text:span></text:p>
          </draw:text-box>
        </draw:frame>
        <draw:frame draw:style-name="gr5" draw:text-style-name="P4" draw:layer="layout" svg:width="1.805cm" svg:height="1.673cm" svg:x="3.562cm" svg:y="1.032cm">
          <draw:text-box>
            <text:p text:style-name="P3"><text:span text:style-name="T1">1/1 R</text:span></text:p>
            <text:p text:style-name="P3"><text:span text:style-name="T1">0/1 R</text:span></text:p>
            <text:p text:style-name="P3"><text:span text:style-name="T1">B/1 R</text:span></text:p>
          </draw:text-box>
        </draw:frame>
        <draw:frame draw:style-name="gr5" draw:text-style-name="P4" draw:layer="layout" svg:width="1.805cm" svg:height="1.673cm" svg:x="8.642cm" svg:y="1.032cm">
          <draw:text-box>
            <text:p text:style-name="P3"><text:span text:style-name="T1">1/1 R</text:span></text:p>
            <text:p text:style-name="P3"><text:span text:style-name="T1">0/1 R</text:span></text:p>
            <text:p text:style-name="P3"><text:span text:style-name="T1">B/1 R</text:span></text:p>
          </draw:text-box>
        </draw:frame>
        <draw:custom-shape draw:style-name="gr2" draw:text-style-name="P1" draw:id="id6" draw:layer="layout" svg:width="1.27cm" svg:height="1.27cm" svg:x="4.175cm" svg:y="4.265cm">
          <text:p text:style-name="P2">A</text:p>
          <draw:enhanced-geometry svg:viewBox="0 0 21600 21600" draw:type="rectangle" draw:enhanced-path="M 0 0 L 21600 0 21600 21600 0 21600 0 0 Z N"/>
        </draw:custom-shape>
        <draw:frame draw:style-name="gr6" draw:text-style-name="P4" draw:id="id5" draw:layer="layout" svg:width="1.805cm" svg:height="0.725cm" svg:x="1.1cm" svg:y="4.537cm">
          <draw:text-box>
            <text:p text:style-name="P3"><text:span text:style-name="T1">R(M)w</text:span></text:p>
          </draw:text-box>
        </draw:frame>
        <draw:connector draw:style-name="gr4" draw:text-style-name="P1" draw:layer="layout" draw:type="curve" svg:x1="2.905cm" svg:y1="4.899cm" svg:x2="4.175cm" svg:y2="4.9cm" draw:start-shape="id5" draw:start-glue-point="1" draw:end-shape="id6" draw:end-glue-point="3" svg:d="m2905 4899c952 0 318 1 1270 1">
          <text:p text:style-name="P3"/>
        </draw:connector>
        <draw:frame draw:style-name="gr6" draw:text-style-name="P4" draw:id="id7" draw:layer="layout" svg:width="10.06cm" svg:height="0.725cm" svg:x="6.815cm" svg:y="4.175cm">
          <draw:text-box>
            <text:p text:style-name="P3"><text:span text:style-name="T1">halts and succeeds if M prints 3 1's consecutively </text:span></text:p>
          </draw:text-box>
        </draw:frame>
        <draw:frame draw:style-name="gr6" draw:text-style-name="P4" draw:id="id8" draw:layer="layout" svg:width="9.525cm" svg:height="0.725cm" svg:x="6.815cm" svg:y="4.9cm">
          <draw:text-box>
            <text:p text:style-name="P3"><text:span text:style-name="T1">halts and fails otherwise</text:span></text:p>
          </draw:text-box>
        </draw:frame>
        <draw:connector draw:style-name="gr4" draw:text-style-name="P1" draw:layer="layout" draw:type="curve" svg:x1="5.445cm" svg:y1="4.9cm" svg:x2="6.815cm" svg:y2="4.537cm" draw:start-shape="id6" draw:start-glue-point="1" draw:end-shape="id7" draw:end-glue-point="3" svg:d="m5445 4900c1027 0 343-363 1370-363">
          <text:p text:style-name="P3"/>
        </draw:connector>
        <draw:connector draw:style-name="gr4" draw:text-style-name="P1" draw:layer="layout" draw:type="curve" svg:x1="5.445cm" svg:y1="4.9cm" svg:x2="6.815cm" svg:y2="5.262cm" draw:start-shape="id6" draw:start-glue-point="1" draw:end-shape="id8" draw:end-glue-point="3" svg:d="m5445 4900c1027 0 343 362 1370 362">
          <text:p text:style-name="P3"/>
        </draw:connector>
        <draw:custom-shape draw:style-name="gr2" draw:text-style-name="P1" draw:id="id10" draw:layer="layout" svg:width="1.27cm" svg:height="1.27cm" svg:x="4.175cm" svg:y="7.985cm">
          <text:p text:style-name="P2">Red</text:p>
          <draw:enhanced-geometry svg:viewBox="0 0 21600 21600" draw:type="rectangle" draw:enhanced-path="M 0 0 L 21600 0 21600 21600 0 21600 0 0 Z N"/>
        </draw:custom-shape>
        <draw:custom-shape draw:style-name="gr2" draw:text-style-name="P1" draw:id="id11" draw:layer="layout" svg:width="1.27cm" svg:height="1.27cm" svg:x="7.75cm" svg:y="7.985cm">
          <text:p text:style-name="P2">A</text:p>
          <draw:enhanced-geometry svg:viewBox="0 0 21600 21600" draw:type="rectangle" draw:enhanced-path="M 0 0 L 21600 0 21600 21600 0 21600 0 0 Z N"/>
        </draw:custom-shape>
        <draw:frame draw:style-name="gr6" draw:text-style-name="P4" draw:id="id9" draw:layer="layout" svg:width="1.805cm" svg:height="0.725cm" svg:x="1.135cm" svg:y="8.257cm">
          <draw:text-box>
            <text:p text:style-name="P3"><text:span text:style-name="T1">R(M)w</text:span></text:p>
          </draw:text-box>
        </draw:frame>
        <draw:connector draw:style-name="gr4" draw:text-style-name="P1" draw:layer="layout" draw:type="curve" svg:x1="2.94cm" svg:y1="8.619cm" svg:x2="4.175cm" svg:y2="8.62cm" draw:start-shape="id9" draw:start-glue-point="1" draw:end-shape="id10" draw:end-glue-point="3" svg:d="m2940 8619c927 0 310 1 1235 1">
          <text:p text:style-name="P3"/>
        </draw:connector>
        <draw:connector draw:style-name="gr4" draw:text-style-name="P1" draw:layer="layout" draw:type="curve" svg:x1="5.445cm" svg:y1="8.62cm" svg:x2="7.75cm" svg:y2="8.62cm" draw:start-shape="id10" draw:start-glue-point="1" draw:end-shape="id11" draw:end-glue-point="3" svg:d="m5445 8620h2305">
          <text:p text:style-name="P3"/>
        </draw:connector>
        <draw:frame draw:style-name="gr6" draw:text-style-name="P4" draw:layer="layout" svg:width="2.54cm" svg:height="0.725cm" svg:x="5.545cm" svg:y="7.895cm">
          <draw:text-box>
            <text:p text:style-name="P3"><text:span text:style-name="T1">R(M')w</text:span></text:p>
          </draw:text-box>
        </draw:frame>
        <draw:frame draw:style-name="gr6" draw:text-style-name="P4" draw:id="id12" draw:layer="layout" svg:width="5.715cm" svg:height="1.673cm" svg:x="10.525cm" svg:y="6.312cm">
          <draw:text-box>
            <text:p text:style-name="P3"><text:span text:style-name="T1">halts and succeeds if M prints 3 1's consecutively and accepts w</text:span></text:p>
          </draw:text-box>
        </draw:frame>
        <draw:frame draw:style-name="gr6" draw:text-style-name="P4" draw:id="id13" draw:layer="layout" svg:width="5.08cm" svg:height="0.725cm" svg:x="10.525cm" svg:y="8.62cm">
          <draw:text-box>
            <text:p text:style-name="P3"><text:span text:style-name="T1">halts and fails otherwise</text:span></text:p>
          </draw:text-box>
        </draw:frame>
        <draw:connector draw:style-name="gr4" draw:text-style-name="P1" draw:layer="layout" draw:type="curve" svg:x1="9.02cm" svg:y1="8.62cm" svg:x2="10.525cm" svg:y2="7.148cm" draw:start-shape="id11" draw:start-glue-point="1" draw:end-shape="id12" draw:end-glue-point="3" svg:d="m9020 8620c1129 0 377-1472 1505-1472">
          <text:p text:style-name="P3"/>
        </draw:connector>
        <draw:connector draw:style-name="gr4" draw:text-style-name="P1" draw:layer="layout" draw:type="curve" svg:x1="9.02cm" svg:y1="8.62cm" svg:x2="10.525cm" svg:y2="8.982cm" draw:start-shape="id11" draw:start-glue-point="1" draw:end-shape="id13" draw:end-glue-point="3" svg:d="m9020 8620c1129 0 377 362 1505 362">
          <text:p text:style-name="P3"/>
        </draw:connector>
        <draw:custom-shape draw:style-name="gr3" draw:text-style-name="P1" draw:id="id14" draw:layer="layout" svg:width="1.27cm" svg:height="1.27cm" svg:x="2.07cm" svg:y="10.931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id="id15" draw:layer="layout" svg:width="1.27cm" svg:height="1.27cm" svg:x="5.245cm" svg:y="10.931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id="id17" draw:layer="layout" svg:width="1.27cm" svg:height="1.27cm" svg:x="8.42cm" svg:y="10.931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id="id16" draw:layer="layout" svg:width="1.27cm" svg:height="1.27cm" svg:x="11.595cm" svg:y="10.931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id="id18" draw:layer="layout" svg:width="1.27cm" svg:height="1.27cm" svg:x="11.595cm" svg:y="13.471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id="id19" draw:layer="layout" svg:width="1.27cm" svg:height="1.27cm" svg:x="8.42cm" svg:y="13.471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id="id21" draw:layer="layout" svg:width="1.27cm" svg:height="1.27cm" svg:x="2.07cm" svg:y="13.471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id="id20" draw:layer="layout" svg:width="1.27cm" svg:height="1.27cm" svg:x="5.245cm" svg:y="13.471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1" draw:layer="layout" draw:type="curve" svg:x1="3.338cm" svg:y1="11.565cm" svg:x2="5.245cm" svg:y2="11.565cm" draw:start-shape="id14" draw:start-glue-point="10" draw:end-shape="id15" draw:end-glue-point="6" svg:d="m3338 11565h1907">
          <text:p text:style-name="P3"/>
        </draw:connector>
        <draw:connector draw:style-name="gr4" draw:text-style-name="P1" draw:layer="layout" draw:type="curve" svg:x1="5.879cm" svg:y1="10.931cm" svg:x2="12.229cm" svg:y2="10.931cm" draw:start-shape="id15" draw:start-glue-point="4" draw:end-shape="id16" draw:end-glue-point="4" svg:d="m5879 10931c0-750 6350-750 6350 0">
          <text:p text:style-name="P3"/>
        </draw:connector>
        <draw:connector draw:style-name="gr4" draw:text-style-name="P1" draw:layer="layout" draw:type="curve" svg:x1="6.513cm" svg:y1="11.565cm" svg:x2="8.42cm" svg:y2="11.566cm" draw:start-shape="id15" draw:start-glue-point="10" draw:end-shape="id17" svg:d="m6513 11565c1432 0 479 1 1907 1">
          <text:p text:style-name="P3"/>
        </draw:connector>
        <draw:connector draw:style-name="gr4" draw:text-style-name="P1" draw:layer="layout" draw:type="curve" svg:x1="8.604cm" svg:y1="12.015cm" svg:x2="6.329cm" svg:y2="12.015cm" draw:start-shape="id17" draw:start-glue-point="7" draw:end-shape="id15" draw:end-glue-point="9" svg:d="m8604 12015h-2275">
          <text:p text:style-name="P3"/>
        </draw:connector>
        <draw:connector draw:style-name="gr4" draw:text-style-name="P1" draw:layer="layout" draw:type="curve" svg:x1="9.688cm" svg:y1="11.565cm" svg:x2="11.595cm" svg:y2="11.566cm" draw:start-shape="id17" draw:start-glue-point="10" draw:end-shape="id16" svg:d="m9688 11565c1432 0 479 1 1907 1">
          <text:p text:style-name="P3"/>
        </draw:connector>
        <draw:connector draw:style-name="gr4" draw:text-style-name="P1" draw:layer="layout" draw:type="curve" svg:x1="12.679cm" svg:y1="12.015cm" svg:x2="12.863cm" svg:y2="11.565cm" draw:start-shape="id16" draw:start-glue-point="9" draw:end-shape="id16" draw:end-glue-point="10" svg:d="m12679 12015c1029 0 937-450 184-450">
          <text:p text:style-name="P3"/>
        </draw:connector>
        <draw:connector draw:style-name="gr4" draw:text-style-name="P1" draw:layer="layout" draw:type="curve" svg:x1="12.229cm" svg:y1="12.199cm" svg:x2="12.23cm" svg:y2="13.471cm" draw:start-shape="id16" draw:start-glue-point="8" draw:end-shape="id18" svg:d="m12229 12199c0 955 1 320 1 1272">
          <text:p text:style-name="P3"/>
        </draw:connector>
        <draw:connector draw:style-name="gr4" draw:text-style-name="P1" draw:layer="layout" draw:type="curve" svg:x1="12.679cm" svg:y1="14.555cm" svg:x2="12.863cm" svg:y2="14.105cm" draw:start-shape="id18" draw:start-glue-point="9" draw:end-shape="id18" draw:end-glue-point="10" svg:d="m12679 14555c1029 0 937-450 184-450">
          <text:p text:style-name="P3"/>
        </draw:connector>
        <draw:connector draw:style-name="gr4" draw:text-style-name="P1" draw:layer="layout" draw:type="curve" svg:x1="11.595cm" svg:y1="14.105cm" svg:x2="9.688cm" svg:y2="14.105cm" draw:start-shape="id18" draw:start-glue-point="6" draw:end-shape="id19" draw:end-glue-point="10" svg:d="m11595 14105h-1907">
          <text:p text:style-name="P3"/>
        </draw:connector>
        <draw:connector draw:style-name="gr4" draw:text-style-name="P1" draw:layer="layout" draw:type="curve" svg:x1="8.42cm" svg:y1="14.105cm" svg:x2="6.513cm" svg:y2="14.105cm" draw:start-shape="id19" draw:start-glue-point="6" draw:end-shape="id20" draw:end-glue-point="10" svg:d="m8420 14105h-1907">
          <text:p text:style-name="P3"/>
        </draw:connector>
        <draw:connector draw:style-name="gr4" draw:text-style-name="P1" draw:layer="layout" draw:type="curve" svg:x1="5.429cm" svg:y1="12.015cm" svg:x2="3.154cm" svg:y2="13.655cm" draw:start-shape="id15" draw:start-glue-point="7" draw:end-shape="id21" draw:end-glue-point="11" svg:d="m5429 12015c-1517 0-2275 546-2275 1640">
          <text:p text:style-name="P3"/>
        </draw:connector>
        <draw:connector draw:style-name="gr4" draw:text-style-name="P1" draw:layer="layout" draw:type="curve" svg:x1="9.504cm" svg:y1="12.015cm" svg:x2="11.779cm" svg:y2="13.655cm" draw:start-shape="id17" draw:start-glue-point="9" draw:end-shape="id18" draw:end-glue-point="5" svg:d="m9504 12015c1708 0 571 1640 2275 1640">
          <text:p text:style-name="P3"/>
        </draw:connector>
        <draw:frame draw:style-name="gr6" draw:text-style-name="P4" draw:layer="layout" svg:width="1.905cm" svg:height="0.725cm" svg:x="3.34cm" svg:y="10.841cm">
          <draw:text-box>
            <text:p text:style-name="P3"><text:span text:style-name="T1">B/B R</text:span></text:p>
          </draw:text-box>
        </draw:frame>
        <draw:frame draw:style-name="gr6" draw:text-style-name="P4" draw:layer="layout" svg:width="1.905cm" svg:height="0.725cm" svg:x="7.785cm" svg:y="9.661cm">
          <draw:text-box>
            <text:p text:style-name="P3"><text:span text:style-name="T1">y/y R</text:span></text:p>
          </draw:text-box>
        </draw:frame>
        <draw:frame draw:style-name="gr6" draw:text-style-name="P4" draw:layer="layout" svg:width="1.905cm" svg:height="0.725cm" svg:x="6.715cm" svg:y="11.911cm">
          <draw:text-box>
            <text:p text:style-name="P3"><text:span text:style-name="T1">y/y R</text:span></text:p>
          </draw:text-box>
        </draw:frame>
        <draw:frame draw:style-name="gr6" draw:text-style-name="P4" draw:layer="layout" svg:width="1.905cm" svg:height="0.725cm" svg:x="6.515cm" svg:y="10.931cm">
          <draw:text-box>
            <text:p text:style-name="P3"><text:span text:style-name="T1">x/x R</text:span></text:p>
          </draw:text-box>
        </draw:frame>
        <draw:frame draw:style-name="gr6" draw:text-style-name="P4" draw:layer="layout" svg:width="1.905cm" svg:height="0.725cm" svg:x="9.69cm" svg:y="10.941cm">
          <draw:text-box>
            <text:p text:style-name="P3"><text:span text:style-name="T1">x/x R</text:span></text:p>
          </draw:text-box>
        </draw:frame>
        <draw:frame draw:style-name="gr6" draw:text-style-name="P4" draw:layer="layout" svg:width="1.905cm" svg:height="0.725cm" svg:x="10.09cm" svg:y="14.016cm">
          <draw:text-box>
            <text:p text:style-name="P3"><text:span text:style-name="T1">B/B R</text:span></text:p>
          </draw:text-box>
        </draw:frame>
        <draw:frame draw:style-name="gr6" draw:text-style-name="P4" draw:layer="layout" svg:width="1.905cm" svg:height="1.199cm" svg:x="13.3cm" svg:y="11.376cm">
          <draw:text-box>
            <text:p text:style-name="P3"><text:span text:style-name="T1">x/x R</text:span></text:p>
            <text:p text:style-name="P3"><text:span text:style-name="T1">y/y R</text:span></text:p>
          </draw:text-box>
        </draw:frame>
        <draw:frame draw:style-name="gr6" draw:text-style-name="P4" draw:layer="layout" svg:width="1.905cm" svg:height="0.725cm" svg:x="10.86cm" svg:y="12.101cm">
          <draw:text-box>
            <text:p text:style-name="P3"><text:span text:style-name="T1">B/B L</text:span></text:p>
          </draw:text-box>
        </draw:frame>
        <draw:frame draw:style-name="gr6" draw:text-style-name="P4" draw:layer="layout" svg:width="1.905cm" svg:height="1.199cm" svg:x="13.4cm" svg:y="13.771cm">
          <draw:text-box>
            <text:p text:style-name="P3"><text:span text:style-name="T1">X/B L</text:span></text:p>
            <text:p text:style-name="P3"><text:span text:style-name="T1">Y/B L</text:span></text:p>
          </draw:text-box>
        </draw:frame>
        <draw:frame draw:style-name="gr6" draw:text-style-name="P4" draw:layer="layout" svg:width="1.905cm" svg:height="0.725cm" svg:x="7.015cm" svg:y="14.006cm">
          <draw:text-box>
            <text:p text:style-name="P3"><text:span text:style-name="T1">B/a L</text:span></text:p>
          </draw:text-box>
        </draw:frame>
        <draw:custom-shape draw:style-name="gr3" draw:text-style-name="P1" draw:layer="layout" svg:width="0.914cm" svg:height="0.914cm" svg:x="5.417cm" svg:y="13.643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layer="layout" svg:width="0.87cm" svg:height="0.87cm" svg:x="2.27cm" svg:y="13.671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6" draw:text-style-name="P4" draw:layer="layout" svg:width="1.905cm" svg:height="0.725cm" svg:x="3.54cm" svg:y="12.301cm">
          <draw:text-box>
            <text:p text:style-name="P3"><text:span text:style-name="T1">B/B L</text:span></text:p>
          </draw:text-box>
        </draw:frame>
        <draw:connector draw:style-name="gr4" draw:text-style-name="P1" draw:layer="layout" draw:type="curve" svg:x1="1.301cm" svg:y1="11.57cm" svg:x2="2.07cm" svg:y2="11.565cm" draw:end-shape="id14" draw:end-glue-point="6" svg:d="m1301 11570c202 0-182-5 769-5">
          <text:p text:style-name="P3"/>
        </draw:connector>
        <draw:frame draw:style-name="gr6" draw:text-style-name="P4" draw:layer="layout" svg:width="1.905cm" svg:height="0.725cm" svg:x="9.055cm" svg:y="12.111cm">
          <draw:text-box>
            <text:p text:style-name="P3"><text:span text:style-name="T1">B/B L</text:span></text:p>
          </draw:text-box>
        </draw:frame>
        <draw:connector draw:style-name="gr4" draw:text-style-name="P1" draw:layer="layout" draw:type="curve" svg:x1="2.254cm" svg:y1="13.655cm" svg:x2="2.704cm" svg:y2="13.471cm" draw:start-shape="id21" draw:start-glue-point="5" draw:end-shape="id21" draw:end-glue-point="4" svg:d="m2254 13655c0-1026 450-934 450-184">
          <text:p text:style-name="P3"/>
        </draw:connector>
        <draw:frame draw:style-name="gr6" draw:text-style-name="P4" draw:layer="layout" svg:width="1.905cm" svg:height="1.199cm" svg:x="1cm" svg:y="12.446cm">
          <draw:text-box>
            <text:p text:style-name="P3"><text:span text:style-name="T1">x/a L</text:span></text:p>
            <text:p text:style-name="P3"><text:span text:style-name="T1">y/a L</text:span></text:p>
          </draw:text-box>
        </draw:frame>
        <draw:custom-shape draw:style-name="gr3" draw:text-style-name="P1" draw:id="id22" draw:layer="layout" svg:width="1.27cm" svg:height="1.27cm" svg:x="2.508cm" svg:y="21.984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id="id23" draw:layer="layout" svg:width="1.27cm" svg:height="1.27cm" svg:x="2.508cm" svg:y="19.444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id="id24" draw:layer="layout" svg:width="1.27cm" svg:height="1.27cm" svg:x="5.683cm" svg:y="19.444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id="id26" draw:layer="layout" svg:width="1.27cm" svg:height="1.27cm" svg:x="8.858cm" svg:y="19.444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id="id27" draw:layer="layout" svg:width="1.27cm" svg:height="1.27cm" svg:x="8.858cm" svg:y="21.984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id="id28" draw:layer="layout" svg:width="1.27cm" svg:height="1.27cm" svg:x="8.858cm" svg:y="16.904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id="id25" draw:layer="layout" svg:width="1.27cm" svg:height="1.27cm" svg:x="5.683cm" svg:y="21.984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id="id29" draw:layer="layout" svg:width="1.27cm" svg:height="1.27cm" svg:x="5.683cm" svg:y="16.904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id="id30" draw:layer="layout" svg:width="1.27cm" svg:height="1.27cm" svg:x="2.508cm" svg:y="16.904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1" draw:layer="layout" draw:type="curve" svg:x1="1.635cm" svg:y1="22.587cm" svg:x2="2.508cm" svg:y2="22.618cm" draw:end-shape="id22" draw:end-glue-point="6" svg:d="m1635 22587c280 0-156 31 873 31">
          <text:p text:style-name="P3"/>
        </draw:connector>
        <draw:connector draw:style-name="gr4" draw:text-style-name="P1" draw:layer="layout" draw:type="curve" svg:x1="3.142cm" svg:y1="21.984cm" svg:x2="3.142cm" svg:y2="20.712cm" draw:start-shape="id22" draw:start-glue-point="4" draw:end-shape="id23" draw:end-glue-point="8" svg:d="m3142 21984v-1272">
          <text:p text:style-name="P3"/>
        </draw:connector>
        <draw:frame draw:style-name="gr6" draw:text-style-name="P4" draw:layer="layout" svg:width="1.905cm" svg:height="0.725cm" svg:x="1.638cm" svg:y="21.259cm">
          <draw:text-box>
            <text:p text:style-name="P3"><text:span text:style-name="T1">B/B R</text:span></text:p>
          </draw:text-box>
        </draw:frame>
        <draw:connector draw:style-name="gr4" draw:text-style-name="P1" draw:layer="layout" draw:type="curve" svg:x1="3.776cm" svg:y1="20.078cm" svg:x2="5.683cm" svg:y2="20.079cm" draw:start-shape="id23" draw:start-glue-point="10" draw:end-shape="id24" svg:d="m3776 20078c1432 0 479 1 1907 1">
          <text:p text:style-name="P3"/>
        </draw:connector>
        <draw:frame draw:style-name="gr6" draw:text-style-name="P4" draw:layer="layout" svg:width="1.905cm" svg:height="0.725cm" svg:x="3.778cm" svg:y="19.444cm">
          <draw:text-box>
            <text:p text:style-name="P3"><text:span text:style-name="T1">x/a R</text:span></text:p>
          </draw:text-box>
        </draw:frame>
        <draw:connector draw:style-name="gr4" draw:text-style-name="P1" draw:layer="layout" draw:type="curve" svg:x1="6.317cm" svg:y1="19.444cm" svg:x2="6.767cm" svg:y2="19.628cm" draw:start-shape="id24" draw:start-glue-point="4" draw:end-shape="id24" draw:end-glue-point="11" svg:d="m6317 19444c0-750 450-842 450 184">
          <text:p text:style-name="P3"/>
        </draw:connector>
        <draw:frame draw:style-name="gr6" draw:text-style-name="P4" draw:layer="layout" svg:width="1.905cm" svg:height="0.725cm" svg:x="5.148cm" svg:y="18.474cm">
          <draw:text-box>
            <text:p text:style-name="P3"><text:span text:style-name="T1">x/a R</text:span></text:p>
          </draw:text-box>
        </draw:frame>
        <draw:connector draw:style-name="gr4" draw:text-style-name="P1" draw:layer="layout" draw:type="curve" svg:x1="6.317cm" svg:y1="20.712cm" svg:x2="6.317cm" svg:y2="21.984cm" draw:start-shape="id24" draw:start-glue-point="8" draw:end-shape="id25" draw:end-glue-point="4" svg:d="m6317 20712v1272">
          <text:p text:style-name="P3"/>
        </draw:connector>
        <draw:frame draw:style-name="gr6" draw:text-style-name="P4" draw:layer="layout" svg:width="1.905cm" svg:height="0.725cm" svg:x="6.218cm" svg:y="20.714cm">
          <draw:text-box>
            <text:p text:style-name="P3"><text:span text:style-name="T1">B/b L</text:span></text:p>
          </draw:text-box>
        </draw:frame>
        <draw:connector draw:style-name="gr4" draw:text-style-name="P1" draw:layer="layout" draw:type="curve" svg:x1="5.867cm" svg:y1="22.168cm" svg:x2="5.683cm" svg:y2="22.618cm" draw:start-shape="id25" draw:start-glue-point="5" draw:end-shape="id25" draw:end-glue-point="6" svg:d="m5867 22168c-1026 0-934 450-184 450">
          <text:p text:style-name="P3"/>
        </draw:connector>
        <draw:frame draw:style-name="gr6" draw:text-style-name="P4" draw:layer="layout" svg:width="1.905cm" svg:height="0.725cm" svg:x="4.41cm" svg:y="22.5cm">
          <draw:text-box>
            <text:p text:style-name="P3"><text:span text:style-name="T1">a/a L</text:span></text:p>
          </draw:text-box>
        </draw:frame>
        <draw:connector draw:style-name="gr4" draw:text-style-name="P1" draw:layer="layout" draw:type="curve" svg:x1="6.951cm" svg:y1="20.078cm" svg:x2="8.858cm" svg:y2="20.078cm" draw:start-shape="id24" draw:start-glue-point="10" draw:end-shape="id26" draw:end-glue-point="6" svg:d="m6951 20078h1907">
          <text:p text:style-name="P3"/>
        </draw:connector>
        <draw:frame draw:style-name="gr6" draw:text-style-name="P4" draw:layer="layout" svg:width="1.905cm" svg:height="0.725cm" svg:x="7.053cm" svg:y="19.354cm">
          <draw:text-box>
            <text:p text:style-name="P3"><text:span text:style-name="T1">y/b R</text:span></text:p>
          </draw:text-box>
        </draw:frame>
        <draw:connector draw:style-name="gr4" draw:text-style-name="P1" draw:layer="layout" draw:type="curve" svg:x1="9.942cm" svg:y1="20.528cm" svg:x2="10.126cm" svg:y2="20.078cm" draw:start-shape="id26" draw:start-glue-point="9" draw:end-shape="id26" draw:end-glue-point="10" svg:d="m9942 20528c1029 0 937-450 184-450">
          <text:p text:style-name="P3"/>
        </draw:connector>
        <draw:frame draw:style-name="gr6" draw:text-style-name="P4" draw:layer="layout" svg:width="1.905cm" svg:height="0.725cm" svg:x="10.428cm" svg:y="19.454cm">
          <draw:text-box>
            <text:p text:style-name="P3"><text:span text:style-name="T1">y/y R</text:span></text:p>
          </draw:text-box>
        </draw:frame>
        <draw:connector draw:style-name="gr4" draw:text-style-name="P1" draw:layer="layout" draw:type="curve" svg:x1="9.492cm" svg:y1="20.712cm" svg:x2="9.492cm" svg:y2="21.984cm" draw:start-shape="id26" draw:start-glue-point="8" draw:end-shape="id27" draw:end-glue-point="4" svg:d="m9492 20712v1272">
          <text:p text:style-name="P3"/>
        </draw:connector>
        <draw:frame draw:style-name="gr6" draw:text-style-name="P4" draw:layer="layout" svg:width="1.905cm" svg:height="0.725cm" svg:x="9.493cm" svg:y="20.714cm">
          <draw:text-box>
            <text:p text:style-name="P3"><text:span text:style-name="T1">B/B L</text:span></text:p>
          </draw:text-box>
        </draw:frame>
        <draw:frame draw:style-name="gr6" draw:text-style-name="P4" draw:layer="layout" svg:width="1.905cm" svg:height="1.673cm" svg:x="10.128cm" svg:y="22.384cm">
          <draw:text-box>
            <text:p text:style-name="P3"><text:span text:style-name="T1">y/B L</text:span></text:p>
            <text:p text:style-name="P3"><text:span text:style-name="T1">a/a L</text:span></text:p>
            <text:p text:style-name="P3"><text:span text:style-name="T1">b/b L</text:span></text:p>
          </draw:text-box>
        </draw:frame>
        <draw:connector draw:style-name="gr4" draw:text-style-name="P1" draw:layer="layout" draw:type="curve" svg:x1="9.942cm" svg:y1="23.068cm" svg:x2="9.492cm" svg:y2="23.252cm" draw:start-shape="id27" draw:start-glue-point="9" draw:end-shape="id27" draw:end-glue-point="8" svg:d="m9942 23068c0 1029-450 937-450 184">
          <text:p text:style-name="P3"/>
        </draw:connector>
        <draw:connector draw:style-name="gr4" draw:text-style-name="P1" draw:layer="layout" draw:type="curve" svg:x1="9.492cm" svg:y1="19.444cm" svg:x2="9.492cm" svg:y2="18.172cm" draw:start-shape="id26" draw:start-glue-point="4" draw:end-shape="id28" draw:end-glue-point="8" svg:d="m9492 19444v-1272">
          <text:p text:style-name="P3"/>
        </draw:connector>
        <draw:frame draw:style-name="gr6" draw:text-style-name="P4" draw:layer="layout" svg:width="1.905cm" svg:height="0.725cm" svg:x="9.493cm" svg:y="18.719cm">
          <draw:text-box>
            <text:p text:style-name="P3"><text:span text:style-name="T1">x/x R</text:span></text:p>
          </draw:text-box>
        </draw:frame>
        <draw:connector draw:style-name="gr4" draw:text-style-name="P1" draw:layer="layout" draw:type="curve" svg:x1="8.858cm" svg:y1="17.539cm" svg:x2="6.951cm" svg:y2="17.538cm" draw:start-shape="id28" draw:end-shape="id29" draw:end-glue-point="10" svg:d="m8858 17539c-1428 0-475-1-1907-1">
          <text:p text:style-name="P3"/>
        </draw:connector>
        <draw:frame draw:style-name="gr6" draw:text-style-name="P4" draw:layer="layout" svg:width="1.905cm" svg:height="0.725cm" svg:x="7.388cm" svg:y="16.904cm">
          <draw:text-box>
            <text:p text:style-name="P3"><text:span text:style-name="T1">B/B L</text:span></text:p>
          </draw:text-box>
        </draw:frame>
        <draw:connector draw:style-name="gr4" draw:text-style-name="P1" draw:layer="layout" draw:type="curve" svg:x1="9.942cm" svg:y1="17.088cm" svg:x2="9.492cm" svg:y2="16.904cm" draw:start-shape="id28" draw:start-glue-point="11" draw:end-shape="id28" draw:end-glue-point="4" svg:d="m9942 17088c0-1026-450-934-450-184">
          <text:p text:style-name="P3"/>
        </draw:connector>
        <draw:frame draw:style-name="gr6" draw:text-style-name="P4" draw:layer="layout" svg:width="1.905cm" svg:height="1.199cm" svg:x="9.928cm" svg:y="15.979cm">
          <draw:text-box>
            <text:p text:style-name="P3"><text:span text:style-name="T1">x/x R</text:span></text:p>
            <text:p text:style-name="P3"><text:span text:style-name="T1">y/y R</text:span></text:p>
          </draw:text-box>
        </draw:frame>
        <draw:connector draw:style-name="gr4" draw:text-style-name="P1" draw:layer="layout" draw:type="curve" svg:x1="6.317cm" svg:y1="16.904cm" svg:x2="6.767cm" svg:y2="17.088cm" draw:start-shape="id29" draw:start-glue-point="4" draw:end-shape="id29" draw:end-glue-point="11" svg:d="m6317 16904c0-750 450-842 450 184">
          <text:p text:style-name="P3"/>
        </draw:connector>
        <draw:frame draw:style-name="gr5" draw:text-style-name="P4" draw:layer="layout" svg:width="1.905cm" svg:height="2.147cm" svg:x="6.715cm" svg:y="14.97cm">
          <draw:text-box>
            <text:p text:style-name="P3"><text:span text:style-name="T1">a/B L</text:span></text:p>
            <text:p text:style-name="P3"><text:span text:style-name="T1">b/B L</text:span></text:p>
            <text:p text:style-name="P3"><text:span text:style-name="T1">x/B L</text:span></text:p>
            <text:p text:style-name="P3"><text:span text:style-name="T1">y/B L</text:span></text:p>
          </draw:text-box>
        </draw:frame>
        <draw:connector draw:style-name="gr4" draw:text-style-name="P1" draw:layer="layout" draw:type="curve" svg:x1="3.142cm" svg:y1="19.444cm" svg:x2="3.143cm" svg:y2="18.174cm" draw:start-shape="id23" draw:start-glue-point="4" draw:end-shape="id30" svg:d="m3142 19444c0-952 1-318 1-1270">
          <text:p text:style-name="P3"/>
        </draw:connector>
        <draw:frame draw:style-name="gr6" draw:text-style-name="P4" draw:layer="layout" svg:width="1.905cm" svg:height="0.725cm" svg:x="3.143cm" svg:y="18.445cm">
          <draw:text-box>
            <text:p text:style-name="P3"><text:span text:style-name="T1">y/y R</text:span></text:p>
          </draw:text-box>
        </draw:frame>
        <draw:connector draw:style-name="gr4" draw:text-style-name="P1" draw:layer="layout" draw:type="curve" svg:x1="3.142cm" svg:y1="16.904cm" svg:x2="3.592cm" svg:y2="17.088cm" draw:start-shape="id30" draw:start-glue-point="4" draw:end-shape="id30" draw:end-glue-point="11" svg:d="m3142 16904c0-750 450-842 450 184">
          <text:p text:style-name="P3"/>
        </draw:connector>
        <draw:frame draw:style-name="gr6" draw:text-style-name="P4" draw:layer="layout" svg:width="1.905cm" svg:height="1.199cm" svg:x="3.578cm" svg:y="15.705cm">
          <draw:text-box>
            <text:p text:style-name="P3"><text:span text:style-name="T1">x/x R</text:span></text:p>
            <text:p text:style-name="P3"><text:span text:style-name="T1">y/y R</text:span></text:p>
          </draw:text-box>
        </draw:frame>
        <draw:connector draw:style-name="gr4" draw:text-style-name="P1" draw:layer="layout" draw:type="curve" svg:x1="3.776cm" svg:y1="17.538cm" svg:x2="5.683cm" svg:y2="17.538cm" draw:start-shape="id30" draw:start-glue-point="10" draw:end-shape="id29" draw:end-glue-point="6" svg:d="m3776 17538h1907">
          <text:p text:style-name="P3"/>
        </draw:connector>
        <draw:frame draw:style-name="gr6" draw:text-style-name="P4" draw:layer="layout" svg:width="1.905cm" svg:height="0.725cm" svg:x="3.978cm" svg:y="16.904cm">
          <draw:text-box>
            <text:p text:style-name="P3"><text:span text:style-name="T1">B/B L</text:span></text:p>
          </draw:text-box>
        </draw:frame>
        <draw:custom-shape draw:style-name="gr3" draw:text-style-name="P1" draw:layer="layout" svg:width="0.913cm" svg:height="0.913cm" svg:x="9.042cm" svg:y="22.184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layer="layout" svg:width="0.991cm" svg:height="0.991cm" svg:x="5.811cm" svg:y="17.032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layer="layout" svg:width="0.934cm" svg:height="0.934cm" svg:x="5.827cm" svg:y="22.14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1" draw:layer="layout" draw:type="curve" svg:x1="3.592cm" svg:y1="20.528cm" svg:x2="5.867cm" svg:y2="22.168cm" draw:start-shape="id23" draw:start-glue-point="9" draw:end-shape="id25" draw:end-glue-point="5" svg:d="m3592 20528c1708 0 571 1640 2275 1640">
          <text:p text:style-name="P3"/>
        </draw:connector>
        <draw:frame draw:style-name="gr6" draw:text-style-name="P4" draw:layer="layout" svg:width="1.905cm" svg:height="0.725cm" svg:x="3.44cm" svg:y="21.03cm">
          <draw:text-box>
            <text:p text:style-name="P3"><text:span text:style-name="T1">B/B L</text:span></text:p>
          </draw:text-box>
        </draw:frame>
        <draw:custom-shape draw:style-name="gr3" draw:text-style-name="P1" draw:id="id31" draw:layer="layout" svg:width="1.158cm" svg:height="1.165cm" svg:x="6.375cm" svg:y="29.146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id="id32" draw:layer="layout" svg:width="1.158cm" svg:height="1.165cm" svg:x="9.272cm" svg:y="29.146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id="id33" draw:layer="layout" svg:width="1.159cm" svg:height="1.165cm" svg:x="12.168cm" svg:y="29.146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id="id34" draw:layer="layout" svg:width="1.16cm" svg:height="1.165cm" svg:x="15.644cm" svg:y="29.146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1" draw:layer="layout" draw:type="curve" svg:x1="7.533cm" svg:y1="29.728cm" svg:x2="9.272cm" svg:y2="29.728cm" draw:start-shape="id31" draw:end-shape="id32" draw:end-glue-point="3" svg:d="m7533 29728h1739">
          <text:p text:style-name="P3"/>
        </draw:connector>
        <draw:connector draw:style-name="gr4" draw:text-style-name="P1" draw:layer="layout" draw:type="curve" svg:x1="10.43cm" svg:y1="29.728cm" svg:x2="12.168cm" svg:y2="29.728cm" draw:start-shape="id32" draw:start-glue-point="10" draw:end-shape="id33" draw:end-glue-point="3" svg:d="m10430 29728h1738">
          <text:p text:style-name="P3"/>
        </draw:connector>
        <draw:connector draw:style-name="gr4" draw:text-style-name="P1" draw:layer="layout" draw:type="curve" svg:x1="13.327cm" svg:y1="29.728cm" svg:x2="15.644cm" svg:y2="29.728cm" draw:start-shape="id33" draw:start-glue-point="10" draw:end-shape="id34" svg:d="m13327 29728h2317">
          <text:p text:style-name="P3"/>
        </draw:connector>
        <draw:custom-shape draw:style-name="gr3" draw:text-style-name="P1" draw:id="id36" draw:layer="layout" svg:width="1.158cm" svg:height="1.162cm" svg:x="3.478cm" svg:y="26.24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1" draw:layer="layout" draw:type="curve" svg:x1="6.953cm" svg:y1="29.146cm" svg:x2="6.968cm" svg:y2="27.391cm" draw:start-shape="id31" draw:start-glue-point="4" draw:end-shape="id35" draw:end-glue-point="8" svg:d="m6953 29146c0-1317 15-440 15-1755">
          <text:p text:style-name="P3"/>
        </draw:connector>
        <draw:connector draw:style-name="gr4" draw:text-style-name="P1" draw:layer="layout" draw:type="curve" svg:x1="6.39cm" svg:y1="26.808cm" svg:x2="4.636cm" svg:y2="26.821cm" draw:start-shape="id35" draw:start-glue-point="6" draw:end-shape="id36" svg:d="m6390 26808c-1315 0-439 13-1754 13">
          <text:p text:style-name="P3"/>
        </draw:connector>
        <draw:connector draw:style-name="gr4" draw:text-style-name="P1" draw:layer="layout" draw:type="curve" svg:x1="6.953cm" svg:y1="26.24cm" svg:x2="6.953cm" svg:y2="26.24cm" svg:d="m6953 26240">
          <text:p text:style-name="P3"/>
        </draw:connector>
        <draw:connector draw:style-name="gr4" draw:text-style-name="P1" draw:layer="layout" draw:type="curve" svg:x1="4.056cm" svg:y1="26.24cm" svg:x2="4.466cm" svg:y2="26.409cm" draw:start-shape="id36" draw:start-glue-point="4" draw:end-shape="id36" draw:end-glue-point="11" svg:d="m4056 26240c0-750 410-834 410 169">
          <text:p text:style-name="P3"/>
        </draw:connector>
        <draw:connector draw:style-name="gr4" draw:text-style-name="P1" draw:layer="layout" draw:type="curve" svg:x1="6.543cm" svg:y1="29.315cm" svg:x2="4.466cm" svg:y2="27.231cm" draw:start-shape="id31" draw:start-glue-point="5" draw:end-shape="id36" draw:end-glue-point="9" svg:d="m6543 29315c0-1561-2077-520-2077-2084">
          <text:p text:style-name="P3"/>
        </draw:connector>
        <draw:custom-shape draw:style-name="gr3" draw:text-style-name="P1" draw:id="id37" draw:layer="layout" svg:width="1.158cm" svg:height="1.162cm" svg:x="9.272cm" svg:y="26.24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1" draw:layer="layout" draw:type="curve" svg:x1="9.85cm" svg:y1="29.146cm" svg:x2="9.85cm" svg:y2="27.402cm" draw:start-shape="id32" draw:start-glue-point="4" draw:end-shape="id37" draw:end-glue-point="8" svg:d="m9850 29146v-1744">
          <text:p text:style-name="P3"/>
        </draw:connector>
        <draw:connector draw:style-name="gr4" draw:text-style-name="P1" draw:layer="layout" draw:type="curve" svg:x1="9.85cm" svg:y1="26.24cm" svg:x2="10.26cm" svg:y2="26.409cm" draw:start-shape="id37" draw:start-glue-point="4" draw:end-shape="id37" draw:end-glue-point="11" svg:d="m9850 26240c0-750 410-834 410 169">
          <text:p text:style-name="P3"/>
        </draw:connector>
        <draw:custom-shape draw:style-name="gr3" draw:text-style-name="P1" draw:id="id38" draw:layer="layout" svg:width="1.159cm" svg:height="1.162cm" svg:x="12.168cm" svg:y="26.24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1" draw:layer="layout" draw:type="curve" svg:x1="12.747cm" svg:y1="29.146cm" svg:x2="12.747cm" svg:y2="27.402cm" draw:start-shape="id33" draw:end-shape="id38" svg:d="m12747 29146v-1744">
          <text:p text:style-name="P3"/>
        </draw:connector>
        <draw:connector draw:style-name="gr4" draw:text-style-name="P1" draw:layer="layout" draw:type="curve" svg:x1="12.747cm" svg:y1="26.24cm" svg:x2="13.157cm" svg:y2="26.409cm" draw:start-shape="id38" draw:start-glue-point="4" draw:end-shape="id38" draw:end-glue-point="11" svg:d="m12747 26240c0-750 410-834 410 169">
          <text:p text:style-name="P3"/>
        </draw:connector>
        <draw:custom-shape draw:style-name="gr3" draw:text-style-name="P1" draw:id="id39" draw:layer="layout" svg:width="1.16cm" svg:height="1.163cm" svg:x="15.644cm" svg:y="32.054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id="id40" draw:layer="layout" svg:width="1.159cm" svg:height="1.163cm" svg:x="12.168cm" svg:y="32.054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1" draw:layer="layout" draw:type="curve" svg:x1="16.223cm" svg:y1="30.311cm" svg:x2="16.224cm" svg:y2="32.054cm" draw:start-shape="id34" draw:start-glue-point="8" draw:end-shape="id39" svg:d="m16223 30311c0 1306 1 435 1 1743">
          <text:p text:style-name="P3"/>
        </draw:connector>
        <draw:connector draw:style-name="gr4" draw:text-style-name="P1" draw:layer="layout" draw:type="curve" svg:x1="15.644cm" svg:y1="32.635cm" svg:x2="13.327cm" svg:y2="32.635cm" draw:start-shape="id39" draw:start-glue-point="6" draw:end-shape="id40" draw:end-glue-point="10" svg:d="m15644 32635h-2317">
          <text:p text:style-name="P3"/>
        </draw:connector>
        <draw:connector draw:style-name="gr4" draw:text-style-name="P1" draw:layer="layout" draw:type="curve" svg:x1="12.747cm" svg:y1="33.217cm" svg:x2="13.157cm" svg:y2="33.046cm" draw:start-shape="id40" draw:start-glue-point="8" draw:end-shape="id40" draw:end-glue-point="9" svg:d="m12747 33217c0 748 410 834 410-171">
          <text:p text:style-name="P3"/>
        </draw:connector>
        <draw:connector draw:style-name="gr4" draw:text-style-name="P1" draw:layer="layout" draw:type="curve" svg:x1="16.223cm" svg:y1="33.217cm" svg:x2="16.634cm" svg:y2="33.046cm" draw:start-shape="id39" draw:start-glue-point="8" draw:end-shape="id39" draw:end-glue-point="9" svg:d="m16223 33217c0 748 411 834 411-171">
          <text:p text:style-name="P3"/>
        </draw:connector>
        <draw:connector draw:style-name="gr4" draw:text-style-name="P1" draw:layer="layout" draw:type="curve" svg:x1="16.802cm" svg:y1="29.728cm" svg:x2="18.701cm" svg:y2="29.734cm" draw:start-shape="id34" draw:start-glue-point="10" svg:d="m16802 29728c1801 0 852 6 1899 6">
          <text:p text:style-name="P3"/>
        </draw:connector>
        <draw:custom-shape draw:style-name="gr3" draw:text-style-name="P1" draw:layer="layout" svg:width="0.886cm" svg:height="0.889cm" svg:x="3.609cm" svg:y="26.371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layer="layout" svg:width="0.884cm" svg:height="0.889cm" svg:x="9.403cm" svg:y="26.371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layer="layout" svg:width="0.883cm" svg:height="0.888cm" svg:x="12.32cm" svg:y="26.382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layer="layout" svg:width="0.885cm" svg:height="0.889cm" svg:x="12.311cm" svg:y="32.197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7" draw:text-style-name="P4" draw:layer="layout" svg:width="1.738cm" svg:height="0.725cm" svg:x="4.057cm" svg:y="29.146cm">
          <draw:text-box>
            <text:p text:style-name="P3"><text:span text:style-name="T1">B/B R</text:span></text:p>
          </draw:text-box>
        </draw:frame>
        <draw:frame draw:style-name="gr7" draw:text-style-name="P4" draw:layer="layout" svg:width="1.739cm" svg:height="0.725cm" svg:x="7.533cm" svg:y="29.146cm">
          <draw:text-box>
            <text:p text:style-name="P3"><text:span text:style-name="T1">x/x R</text:span></text:p>
          </draw:text-box>
        </draw:frame>
        <draw:frame draw:style-name="gr7" draw:text-style-name="P4" draw:layer="layout" svg:width="1.738cm" svg:height="0.725cm" svg:x="6.831cm" svg:y="27.81cm">
          <draw:text-box>
            <text:p text:style-name="P3"><text:span text:style-name="T1">y/b R</text:span></text:p>
          </draw:text-box>
        </draw:frame>
        <draw:frame draw:style-name="gr8" draw:text-style-name="P4" draw:layer="layout" svg:width="1.738cm" svg:height="1.199cm" svg:x="7.404cm" svg:y="25.13cm">
          <draw:text-box>
            <text:p text:style-name="P3"><text:span text:style-name="T1">x/a R</text:span></text:p>
            <text:p text:style-name="P3"><text:span text:style-name="T1">y/b R</text:span></text:p>
          </draw:text-box>
        </draw:frame>
        <draw:frame draw:style-name="gr9" draw:text-style-name="P4" draw:layer="layout" svg:width="1.739cm" svg:height="0.725cm" svg:x="5.03cm" svg:y="26.13cm">
          <draw:text-box>
            <text:p text:style-name="P3"><text:span text:style-name="T1">B/B L</text:span></text:p>
          </draw:text-box>
        </draw:frame>
        <draw:frame draw:style-name="gr9" draw:text-style-name="P4" draw:layer="layout" svg:width="1.739cm" svg:height="0.725cm" svg:x="4.636cm" svg:y="27.402cm">
          <draw:text-box>
            <text:p text:style-name="P3"><text:span text:style-name="T1">B/B L</text:span></text:p>
          </draw:text-box>
        </draw:frame>
        <draw:frame draw:style-name="gr9" draw:text-style-name="P4" draw:layer="layout" svg:width="1.738cm" svg:height="0.725cm" svg:x="10.43cm" svg:y="29.064cm">
          <draw:text-box>
            <text:p text:style-name="P3"><text:span text:style-name="T1">y/y R</text:span></text:p>
          </draw:text-box>
        </draw:frame>
        <draw:frame draw:style-name="gr9" draw:text-style-name="P4" draw:layer="layout" svg:width="1.738cm" svg:height="0.725cm" svg:x="13.51cm" svg:y="29.138cm">
          <draw:text-box>
            <text:p text:style-name="P3"><text:span text:style-name="T1">x/x R</text:span></text:p>
          </draw:text-box>
        </draw:frame>
        <draw:connector draw:style-name="gr4" draw:text-style-name="P1" draw:layer="layout" draw:type="curve" svg:x1="9.85cm" svg:y1="30.311cm" svg:x2="10.26cm" svg:y2="30.14cm" draw:start-shape="id32" draw:start-glue-point="8" draw:end-shape="id32" draw:end-glue-point="9" svg:d="m9850 30311c0 748 410 834 410-171">
          <text:p text:style-name="P3"/>
        </draw:connector>
        <draw:connector draw:style-name="gr4" draw:text-style-name="P1" draw:layer="layout" draw:type="curve" svg:x1="12.747cm" svg:y1="30.311cm" svg:x2="13.157cm" svg:y2="30.14cm" draw:start-shape="id33" draw:start-glue-point="8" draw:end-shape="id33" draw:end-glue-point="9" svg:d="m12747 30311c0 748 410 834 410-171">
          <text:p text:style-name="P3"/>
        </draw:connector>
        <draw:connector draw:style-name="gr4" draw:text-style-name="P1" draw:layer="layout" draw:type="curve" svg:x1="16.223cm" svg:y1="29.146cm" svg:x2="16.634cm" svg:y2="29.315cm" draw:start-shape="id34" draw:start-glue-point="4" draw:end-shape="id34" draw:end-glue-point="11" svg:d="m16223 29146c0-751 411-836 411 169">
          <text:p text:style-name="P3"/>
        </draw:connector>
        <draw:frame draw:style-name="gr7" draw:text-style-name="P4" draw:layer="layout" svg:width="1.737cm" svg:height="0.725cm" svg:x="9.272cm" svg:y="25.077cm">
          <draw:text-box>
            <text:p text:style-name="P3"><text:span text:style-name="T1">x/a L</text:span></text:p>
          </draw:text-box>
        </draw:frame>
        <draw:frame draw:style-name="gr7" draw:text-style-name="P4" draw:layer="layout" svg:width="1.738cm" svg:height="0.725cm" svg:x="9.76cm" svg:y="27.81cm">
          <draw:text-box>
            <text:p text:style-name="P3"><text:span text:style-name="T1">B/B L</text:span></text:p>
          </draw:text-box>
        </draw:frame>
        <draw:frame draw:style-name="gr7" draw:text-style-name="P4" draw:layer="layout" svg:width="1.738cm" svg:height="0.725cm" svg:x="12.748cm" svg:y="27.769cm">
          <draw:text-box>
            <text:p text:style-name="P3"><text:span text:style-name="T1">B/B L</text:span></text:p>
          </draw:text-box>
        </draw:frame>
        <draw:frame draw:style-name="gr8" draw:text-style-name="P4" draw:layer="layout" svg:width="1.738cm" svg:height="1.199cm" svg:x="12.351cm" svg:y="24.651cm">
          <draw:text-box>
            <text:p text:style-name="P3"><text:span text:style-name="T1">x/a L</text:span></text:p>
            <text:p text:style-name="P3"><text:span text:style-name="T1">y/a L</text:span></text:p>
          </draw:text-box>
        </draw:frame>
        <draw:frame draw:style-name="gr7" draw:text-style-name="P4" draw:layer="layout" svg:width="1.737cm" svg:height="0.725cm" svg:x="9.272cm" svg:y="30.809cm">
          <draw:text-box>
            <text:p text:style-name="P3"><text:span text:style-name="T1">x/x R</text:span></text:p>
          </draw:text-box>
        </draw:frame>
        <draw:frame draw:style-name="gr7" draw:text-style-name="P4" draw:layer="layout" svg:width="1.738cm" svg:height="0.725cm" svg:x="12.168cm" svg:y="30.809cm">
          <draw:text-box>
            <text:p text:style-name="P3"><text:span text:style-name="T1">y/y R</text:span></text:p>
          </draw:text-box>
        </draw:frame>
        <draw:frame draw:style-name="gr9" draw:text-style-name="P4" draw:layer="layout" svg:width="1.739cm" svg:height="0.725cm" svg:x="15.644cm" svg:y="27.983cm">
          <draw:text-box>
            <text:p text:style-name="P3"><text:span text:style-name="T1">x/x R</text:span></text:p>
          </draw:text-box>
        </draw:frame>
        <draw:frame draw:style-name="gr7" draw:text-style-name="P4" draw:layer="layout" svg:width="1.737cm" svg:height="0.725cm" svg:x="16.804cm" svg:y="29.156cm">
          <draw:text-box>
            <text:p text:style-name="P3"><text:span text:style-name="T1">B/B L</text:span></text:p>
          </draw:text-box>
        </draw:frame>
        <draw:frame draw:style-name="gr7" draw:text-style-name="P4" draw:layer="layout" svg:width="1.739cm" svg:height="0.725cm" svg:x="16.223cm" svg:y="30.311cm">
          <draw:text-box>
            <text:p text:style-name="P3"><text:span text:style-name="T1">y/y R</text:span></text:p>
          </draw:text-box>
        </draw:frame>
        <draw:frame draw:style-name="gr8" draw:text-style-name="P4" draw:layer="layout" svg:width="1.739cm" svg:height="1.199cm" svg:x="15.644cm" svg:y="33.717cm">
          <draw:text-box>
            <text:p text:style-name="P3"><text:span text:style-name="T1">x/x R</text:span></text:p>
            <text:p text:style-name="P3"><text:span text:style-name="T1">y/y R</text:span></text:p>
          </draw:text-box>
        </draw:frame>
        <draw:frame draw:style-name="gr9" draw:text-style-name="P4" draw:layer="layout" svg:width="1.738cm" svg:height="0.725cm" svg:x="13.906cm" svg:y="32.054cm">
          <draw:text-box>
            <text:p text:style-name="P3"><text:span text:style-name="T1">B/B L</text:span></text:p>
          </draw:text-box>
        </draw:frame>
        <draw:frame draw:style-name="gr8" draw:text-style-name="P4" draw:layer="layout" svg:width="1.738cm" svg:height="1.199cm" svg:x="12.168cm" svg:y="33.799cm">
          <draw:text-box>
            <text:p text:style-name="P3"><text:span text:style-name="T1">x/a R</text:span></text:p>
            <text:p text:style-name="P3"><text:span text:style-name="T1">y/b R</text:span></text:p>
          </draw:text-box>
        </draw:frame>
        <draw:frame draw:style-name="gr10" draw:text-style-name="P4" draw:layer="layout" svg:width="1.738cm" svg:height="1.199cm" svg:x="3.478cm" svg:y="24.744cm">
          <draw:text-box>
            <text:p text:style-name="P3"><text:span text:style-name="T1">a/a L</text:span></text:p>
            <text:p text:style-name="P3"><text:span text:style-name="T1">b/b L</text:span></text:p>
          </draw:text-box>
        </draw:frame>
        <draw:frame draw:style-name="gr11" draw:text-style-name="P3" draw:layer="layout" svg:width="2.897cm" svg:height="0.962cm" svg:x="3.021cm" svg:y="34.074cm">
          <draw:text-box>
            <text:p text:style-name="P3">CHECK</text:p>
          </draw:text-box>
        </draw:frame>
        <draw:connector draw:style-name="gr4" draw:text-style-name="P1" draw:layer="layout" draw:type="curve" svg:x1="2.27cm" svg:y1="29.754cm" svg:x2="6.375cm" svg:y2="29.728cm" draw:end-shape="id31" draw:end-glue-point="6" svg:d="m2270 29754c2704 0 652-26 4105-26">
          <text:p text:style-name="P3"/>
        </draw:connector>
        <draw:custom-shape draw:style-name="gr3" draw:text-style-name="P1" draw:id="id35" draw:layer="layout" svg:width="1.158cm" svg:height="1.165cm" svg:x="6.39cm" svg:y="26.226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1" draw:layer="layout" draw:type="curve" svg:x1="6.968cm" svg:y1="26.226cm" svg:x2="7.378cm" svg:y2="26.395cm" draw:start-shape="id35" draw:start-glue-point="4" draw:end-shape="id35" draw:end-glue-point="11" svg:d="m6968 26226c0-751 410-836 410 169">
          <text:p text:style-name="P3"/>
        </draw:connector>
        <draw:custom-shape draw:style-name="gr3" draw:text-style-name="P1" draw:id="id42" draw:layer="layout" svg:width="1.053cm" svg:height="1.058cm" svg:x="23.007cm" svg:y="27.901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id="id43" draw:layer="layout" svg:width="1.054cm" svg:height="1.058cm" svg:x="25.79cm" svg:y="27.896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id="id44" draw:layer="layout" svg:width="1.053cm" svg:height="1.058cm" svg:x="28.197cm" svg:y="27.896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id="id46" draw:layer="layout" svg:width="1.053cm" svg:height="1.058cm" svg:x="28.197cm" svg:y="25.59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id="id47" draw:layer="layout" svg:width="1.054cm" svg:height="1.058cm" svg:x="25.79cm" svg:y="25.594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id="id45" draw:layer="layout" svg:width="1.053cm" svg:height="1.058cm" svg:x="30.503cm" svg:y="27.901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id="id48" draw:layer="layout" svg:width="1.053cm" svg:height="1.058cm" svg:x="30.503cm" svg:y="30.207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1" draw:layer="layout" draw:type="curve" svg:x1="21.348cm" svg:y1="28.424cm" svg:x2="23.007cm" svg:y2="28.429cm" draw:start-shape="id41" draw:start-glue-point="10" draw:end-shape="id42" draw:end-glue-point="6" svg:d="m21348 28424c1245 0 416 5 1659 5">
          <text:p text:style-name="P3"/>
        </draw:connector>
        <draw:connector draw:style-name="gr4" draw:text-style-name="P1" draw:layer="layout" draw:type="curve" svg:x1="23.532cm" svg:y1="27.901cm" svg:x2="23.905cm" svg:y2="28.054cm" draw:start-shape="id42" draw:start-glue-point="4" draw:end-shape="id42" draw:end-glue-point="11" svg:d="m23532 27901c0-750 373-826 373 153">
          <text:p text:style-name="P3"/>
        </draw:connector>
        <draw:connector draw:style-name="gr4" draw:text-style-name="P1" draw:layer="layout" draw:type="curve" svg:x1="24.058cm" svg:y1="28.429cm" svg:x2="25.79cm" svg:y2="28.425cm" draw:start-shape="id42" draw:start-glue-point="10" draw:end-shape="id43" svg:d="m24058 28429c1300 0 435-4 1732-4">
          <text:p text:style-name="P3"/>
        </draw:connector>
        <draw:connector draw:style-name="gr4" draw:text-style-name="P1" draw:layer="layout" draw:type="curve" svg:x1="26.316cm" svg:y1="28.954cm" svg:x2="26.689cm" svg:y2="28.799cm" draw:start-shape="id43" draw:start-glue-point="8" draw:end-shape="id43" draw:end-glue-point="9" svg:d="m26316 28954c0 750 373 827 373-155">
          <text:p text:style-name="P3"/>
        </draw:connector>
        <draw:connector draw:style-name="gr4" draw:text-style-name="P1" draw:layer="layout" draw:type="curve" svg:x1="26.842cm" svg:y1="28.424cm" svg:x2="28.197cm" svg:y2="28.425cm" draw:start-shape="id43" draw:start-glue-point="10" draw:end-shape="id44" svg:d="m26842 28424c1017 0 340 1 1355 1">
          <text:p text:style-name="P3"/>
        </draw:connector>
        <draw:connector draw:style-name="gr4" draw:text-style-name="P1" draw:layer="layout" draw:type="curve" svg:x1="29.248cm" svg:y1="28.424cm" svg:x2="30.503cm" svg:y2="28.429cm" draw:start-shape="id44" draw:start-glue-point="10" draw:end-shape="id45" draw:end-glue-point="6" svg:d="m29248 28424c942 0 315 5 1255 5">
          <text:p text:style-name="P3"/>
        </draw:connector>
        <draw:connector draw:style-name="gr4" draw:text-style-name="P1" draw:layer="layout" draw:type="curve" svg:x1="31.028cm" svg:y1="27.901cm" svg:x2="29.248cm" svg:y2="26.118cm" draw:start-shape="id45" draw:start-glue-point="4" draw:end-shape="id46" draw:end-glue-point="10" svg:d="m31028 27901c0-1189-593-1783-1780-1783">
          <text:p text:style-name="P3"/>
        </draw:connector>
        <draw:connector draw:style-name="gr4" draw:text-style-name="P1" draw:layer="layout" draw:type="curve" svg:x1="28.197cm" svg:y1="26.118cm" svg:x2="26.842cm" svg:y2="26.122cm" draw:start-shape="id46" draw:start-glue-point="6" draw:end-shape="id47" draw:end-glue-point="10" svg:d="m28197 26118c-1015 0-338 4-1355 4">
          <text:p text:style-name="P3"/>
        </draw:connector>
        <draw:connector draw:style-name="gr4" draw:text-style-name="P1" draw:layer="layout" draw:type="curve" svg:x1="28.722cm" svg:y1="25.59cm" svg:x2="29.095cm" svg:y2="25.743cm" draw:start-shape="id46" draw:start-glue-point="4" draw:end-shape="id46" draw:end-glue-point="11" svg:d="m28722 25590c0-750 373-826 373 153">
          <text:p text:style-name="P3"/>
        </draw:connector>
        <draw:connector draw:style-name="gr4" draw:text-style-name="P1" draw:layer="layout" draw:type="curve" svg:x1="26.316cm" svg:y1="25.594cm" svg:x2="26.689cm" svg:y2="25.747cm" draw:start-shape="id47" draw:start-glue-point="4" draw:end-shape="id47" draw:end-glue-point="11" svg:d="m26316 25594c0-750 373-826 373 153">
          <text:p text:style-name="P3"/>
        </draw:connector>
        <draw:connector draw:style-name="gr4" draw:text-style-name="P1" draw:layer="layout" draw:type="curve" svg:x1="31.028cm" svg:y1="28.959cm" svg:x2="31.028cm" svg:y2="30.207cm" draw:start-shape="id45" draw:start-glue-point="8" draw:end-shape="id48" draw:end-glue-point="4" svg:d="m31028 28959v1248">
          <text:p text:style-name="P3"/>
        </draw:connector>
        <draw:custom-shape draw:style-name="gr3" draw:text-style-name="P1" draw:id="id50" draw:layer="layout" svg:width="1.053cm" svg:height="1.058cm" svg:x="32.747cm" svg:y="27.931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id="id49" draw:layer="layout" svg:width="1.053cm" svg:height="1.058cm" svg:x="28.197cm" svg:y="30.203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1" draw:layer="layout" draw:type="curve" svg:x1="28.197cm" svg:y1="30.731cm" svg:x2="20.822cm" svg:y2="28.954cm" draw:start-shape="id49" draw:start-glue-point="6" draw:end-shape="id41" draw:end-glue-point="8" svg:d="m28197 30731c-4917 0-7375-592-7375-1777">
          <text:p text:style-name="P3"/>
        </draw:connector>
        <draw:connector draw:style-name="gr4" draw:text-style-name="P1" draw:layer="layout" draw:type="curve" svg:x1="30.503cm" svg:y1="30.735cm" svg:x2="29.248cm" svg:y2="30.731cm" draw:start-shape="id48" draw:start-glue-point="6" draw:end-shape="id49" draw:end-glue-point="10" svg:d="m30503 30735c-940 0-313-4-1255-4">
          <text:p text:style-name="P3"/>
        </draw:connector>
        <draw:connector draw:style-name="gr4" draw:text-style-name="P1" draw:layer="layout" draw:type="curve" svg:x1="33.798cm" svg:y1="28.459cm" svg:x2="33.645cm" svg:y2="28.084cm" draw:start-shape="id50" draw:start-glue-point="10" draw:end-shape="id50" draw:end-glue-point="11" svg:d="m33798 28459c751 0 626-514 400-853s-553-501-553 478">
          <text:p text:style-name="P3"/>
        </draw:connector>
        <draw:connector draw:style-name="gr4" draw:text-style-name="P1" draw:layer="layout" draw:type="curve" svg:x1="31.554cm" svg:y1="30.735cm" svg:x2="31.401cm" svg:y2="31.11cm" draw:start-shape="id48" draw:start-glue-point="10" draw:end-shape="id48" draw:end-glue-point="9" svg:d="m31554 30735c751 0 828 375-153 375">
          <text:p text:style-name="P3"/>
        </draw:connector>
        <draw:connector draw:style-name="gr4" draw:text-style-name="P1" draw:layer="layout" draw:type="curve" svg:x1="28.722cm" svg:y1="31.261cm" svg:x2="29.095cm" svg:y2="31.106cm" draw:start-shape="id49" draw:start-glue-point="8" draw:end-shape="id49" draw:end-glue-point="9" svg:d="m28722 31261c0 750 373 827 373-155">
          <text:p text:style-name="P3"/>
        </draw:connector>
        <draw:frame draw:style-name="gr12" draw:text-style-name="P4" draw:layer="layout" svg:width="1.729cm" svg:height="0.725cm" svg:x="21.45cm" svg:y="27.815cm">
          <draw:text-box>
            <text:p text:style-name="P3"><text:span text:style-name="T1">x/B L</text:span></text:p>
          </draw:text-box>
        </draw:frame>
        <draw:frame draw:style-name="gr13" draw:text-style-name="P4" draw:layer="layout" svg:width="1.73cm" svg:height="0.725cm" svg:x="22.907cm" svg:y="26.743cm">
          <draw:text-box>
            <text:p text:style-name="P3"><text:span text:style-name="T1">x/x L</text:span></text:p>
          </draw:text-box>
        </draw:frame>
        <draw:frame draw:style-name="gr13" draw:text-style-name="P4" draw:layer="layout" svg:width="1.73cm" svg:height="0.725cm" svg:x="26.367cm" svg:y="30.121cm">
          <draw:text-box>
            <text:p text:style-name="P3"><text:span text:style-name="T1">B/B L</text:span></text:p>
          </draw:text-box>
        </draw:frame>
        <draw:frame draw:style-name="gr12" draw:text-style-name="P4" draw:layer="layout" svg:width="1.73cm" svg:height="0.725cm" svg:x="24.06cm" svg:y="27.815cm">
          <draw:text-box>
            <text:p text:style-name="P3"><text:span text:style-name="T1">y/y L</text:span></text:p>
          </draw:text-box>
        </draw:frame>
        <draw:frame draw:style-name="gr12" draw:text-style-name="P4" draw:layer="layout" svg:width="1.73cm" svg:height="0.725cm" svg:x="25.79cm" svg:y="29.363cm">
          <draw:text-box>
            <text:p text:style-name="P3"><text:span text:style-name="T1">y/y L</text:span></text:p>
          </draw:text-box>
        </draw:frame>
        <draw:frame draw:style-name="gr14" draw:text-style-name="P4" draw:layer="layout" svg:width="1.73cm" svg:height="1.199cm" svg:x="26.73cm" svg:y="27.384cm">
          <draw:text-box>
            <text:p text:style-name="P3"><text:span text:style-name="T1">b/b R</text:span></text:p>
            <text:p text:style-name="P3"><text:span text:style-name="T1">x/x R</text:span></text:p>
          </draw:text-box>
        </draw:frame>
        <draw:frame draw:style-name="gr12" draw:text-style-name="P4" draw:layer="layout" svg:width="1.73cm" svg:height="0.725cm" svg:x="29.159cm" svg:y="27.724cm">
          <draw:text-box>
            <text:p text:style-name="P3"><text:span text:style-name="T1">y/b R</text:span></text:p>
          </draw:text-box>
        </draw:frame>
        <draw:frame draw:style-name="gr13" draw:text-style-name="P4" draw:layer="layout" svg:width="1.73cm" svg:height="0.725cm" svg:x="30.889cm" svg:y="26.661cm">
          <draw:text-box>
            <text:p text:style-name="P3"><text:span text:style-name="T1">x/a R</text:span></text:p>
          </draw:text-box>
        </draw:frame>
        <draw:frame draw:style-name="gr12" draw:text-style-name="P4" draw:layer="layout" svg:width="1.73cm" svg:height="0.725cm" svg:x="28.673cm" svg:y="24.437cm">
          <draw:text-box>
            <text:p text:style-name="P3"><text:span text:style-name="T1">x/a R</text:span></text:p>
          </draw:text-box>
        </draw:frame>
        <draw:frame draw:style-name="gr13" draw:text-style-name="P4" draw:layer="layout" svg:width="1.73cm" svg:height="0.725cm" svg:x="26.943cm" svg:y="25.508cm">
          <draw:text-box>
            <text:p text:style-name="P3"><text:span text:style-name="T1">B/B L</text:span></text:p>
          </draw:text-box>
        </draw:frame>
        <draw:frame draw:style-name="gr14" draw:text-style-name="P4" draw:layer="layout" svg:width="1.73cm" svg:height="1.199cm" svg:x="25.79cm" svg:y="24.073cm">
          <draw:text-box>
            <text:p text:style-name="P3"><text:span text:style-name="T1">x/a L</text:span></text:p>
            <text:p text:style-name="P3"><text:span text:style-name="T1">b/b L</text:span></text:p>
          </draw:text-box>
        </draw:frame>
        <draw:frame draw:style-name="gr12" draw:text-style-name="P4" draw:layer="layout" svg:width="1.73cm" svg:height="0.725cm" svg:x="30.98cm" svg:y="29.05cm">
          <draw:text-box>
            <text:p text:style-name="P3"><text:span text:style-name="T1">y/y R</text:span></text:p>
          </draw:text-box>
        </draw:frame>
        <draw:frame draw:style-name="gr12" draw:text-style-name="P4" draw:layer="layout" svg:width="1.73cm" svg:height="0.725cm" svg:x="31.933cm" svg:y="30.203cm">
          <draw:text-box>
            <text:p text:style-name="P3"><text:span text:style-name="T1">y/y R</text:span></text:p>
          </draw:text-box>
        </draw:frame>
        <draw:frame draw:style-name="gr13" draw:text-style-name="P4" draw:layer="layout" svg:width="1.73cm" svg:height="0.725cm" svg:x="31.32cm" svg:y="27.77cm">
          <draw:text-box>
            <text:p text:style-name="P3"><text:span text:style-name="T1">B/B L</text:span></text:p>
          </draw:text-box>
        </draw:frame>
        <draw:frame draw:style-name="gr15" draw:text-style-name="P4" draw:layer="layout" svg:width="1.73cm" svg:height="1.199cm" svg:x="34.195cm" svg:y="27.741cm">
          <draw:text-box>
            <text:p text:style-name="P3"><text:span text:style-name="T1">b/b L</text:span></text:p>
            <text:p text:style-name="P3"><text:span text:style-name="T1">x/a L</text:span></text:p>
          </draw:text-box>
        </draw:frame>
        <draw:frame draw:style-name="gr12" draw:text-style-name="P4" draw:layer="layout" svg:width="1.73cm" svg:height="0.725cm" svg:x="27.52cm" svg:y="31.421cm">
          <draw:text-box>
            <text:p text:style-name="P3"><text:span text:style-name="T1">x/x R</text:span></text:p>
          </draw:text-box>
        </draw:frame>
        <draw:custom-shape draw:style-name="gr3" draw:text-style-name="P1" draw:layer="layout" svg:width="0.772cm" svg:height="0.776cm" svg:x="32.889cm" svg:y="28.074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id="id41" draw:layer="layout" svg:width="1.054cm" svg:height="1.058cm" svg:x="20.296cm" svg:y="27.896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1" draw:layer="layout" draw:type="curve" svg:x1="19.187cm" svg:y1="28.437cm" svg:x2="20.296cm" svg:y2="28.424cm" draw:end-shape="id41" draw:end-glue-point="6" svg:d="m19187 28437c457 0-97-13 1109-13">
          <text:p text:style-name="P3"/>
        </draw:connector>
        <draw:frame draw:style-name="gr13" draw:text-style-name="P4" draw:layer="layout" svg:width="1.73cm" svg:height="0.725cm" svg:x="29.25cm" svg:y="30.121cm">
          <draw:text-box>
            <text:p text:style-name="P3"><text:span text:style-name="T1">x/x R</text:span></text:p>
          </draw:text-box>
        </draw:frame>
        <draw:frame draw:style-name="gr16" draw:text-style-name="P3" draw:layer="layout" svg:width="3.46cm" svg:height="0.962cm" svg:x="20.024cm" svg:y="32.789cm">
          <draw:text-box>
            <text:p text:style-name="P3">REPLACE</text:p>
          </draw:text-box>
        </draw:frame>
        <draw:custom-shape draw:style-name="gr17" draw:text-style-name="P1" draw:id="id51" draw:layer="layout" svg:width="3.81cm" svg:height="3.175cm" svg:x="18.78cm" svg:y="43.545cm">
          <text:p text:style-name="P2">CHECK</text:p>
          <draw:enhanced-geometry svg:viewBox="0 0 21600 21600" draw:type="rectangle" draw:enhanced-path="M 0 0 L 21600 0 21600 21600 0 21600 0 0 Z N"/>
        </draw:custom-shape>
        <draw:custom-shape draw:style-name="gr17" draw:text-style-name="P1" draw:id="id52" draw:layer="layout" svg:width="3.81cm" svg:height="3.175cm" svg:x="23.225cm" svg:y="43.545cm">
          <text:p text:style-name="P2">REPLACE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22.59cm" svg:y1="45.132cm" svg:x2="23.225cm" svg:y2="45.132cm" draw:start-shape="id51" draw:start-glue-point="1" draw:end-shape="id52" draw:end-glue-point="3" svg:d="m22590 45132h635">
          <text:p text:style-name="P3"/>
        </draw:connector>
        <draw:custom-shape draw:style-name="gr2" draw:text-style-name="P1" draw:id="id53" draw:layer="layout" svg:width="1.16cm" svg:height="1.163cm" svg:x="16.84cm" svg:y="44.559cm">
          <text:p text:style-name="P2">*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1" draw:layer="layout" draw:type="curve" svg:x1="17.998cm" svg:y1="45.14cm" svg:x2="18.78cm" svg:y2="45.132cm" draw:start-shape="id53" draw:start-glue-point="10" draw:end-shape="id51" draw:end-glue-point="3" svg:d="m17998 45140c588 0 197-8 782-8">
          <text:p text:style-name="P3"/>
        </draw:connector>
        <draw:connector draw:style-name="gr4" draw:text-style-name="P1" draw:layer="layout" draw:type="curve" svg:x1="16.386cm" svg:y1="45.18cm" svg:x2="16.84cm" svg:y2="45.14cm" draw:end-shape="id53" draw:end-glue-point="6" svg:d="m16386 45180c-69 0-296-40 454-40">
          <text:p text:style-name="P3"/>
        </draw:connector>
        <draw:connector draw:style-name="gr4" draw:text-style-name="P1" draw:layer="layout" draw:type="curve" svg:x1="31.554cm" svg:y1="28.429cm" svg:x2="32.747cm" svg:y2="28.459cm" draw:start-shape="id45" draw:start-glue-point="10" draw:end-shape="id50" draw:end-glue-point="6" svg:d="m31554 28429c895 0 299 30 1193 30">
          <text:p text:style-name="P3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.8cm" fo:page-height="50.8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11-05-02T18:08:10</meta:creation-date>
    <dc:date>2011-05-05T19:38:37</dc:date>
    <meta:editing-cycles>51</meta:editing-cycles>
    <meta:editing-duration>PT9H32M40S</meta:editing-duration>
    <meta:user-defined meta:name="Info 1"/>
    <meta:user-defined meta:name="Info 2"/>
    <meta:user-defined meta:name="Info 3"/>
    <meta:user-defined meta:name="Info 4"/>
    <meta:document-statistic meta:object-count="228"/>
  </office:meta>
</office:document-meta>
</file>